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2" svg:font-family="'Droid Sans Devanagari'" style:font-family-generic="swiss"/>
    <style:font-face style:name="Droid Sans Devanagari" svg:font-family="'Droid Sans Devanagari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1" svg:font-family="'Droid Sans Devanagari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52e72" officeooo:paragraph-rsid="00052e72"/>
    </style:style>
    <style:style style:name="P2" style:family="paragraph" style:parent-style-name="Standard">
      <style:text-properties style:font-name="Times New Roman" officeooo:paragraph-rsid="00052e72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officeooo:rsid="00052e72" officeooo:paragraph-rsid="00052e72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052e72" officeooo:paragraph-rsid="00052e72" style:font-size-asian="14pt" style:font-size-complex="14pt"/>
    </style:style>
    <style:style style:name="T1" style:family="text">
      <style:text-properties officeooo:rsid="00052e72"/>
    </style:style>
    <style:style style:name="T2" style:family="text">
      <style:text-properties fo:color="#000000" style:font-name="Times New Roman" fo:font-size="12pt" fo:font-style="normal" fo:font-weight="normal" style:font-size-asian="12pt" style:font-style-asian="normal" style:font-weight-asian="normal"/>
    </style:style>
    <style:style style:name="T3" style:family="text">
      <style:text-properties fo:color="#000000" fo:font-size="12pt" fo:font-style="normal" fo:font-weight="normal" style:font-size-asian="12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oject Scenario</text:p>
      <text:p text:style-name="P3">House Rental Management Syste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ject Mentor</text:p>
      <text:p text:style-name="P1"><text:tab/>MD. Iftekhar Alam Efat</text:p>
      <text:p text:style-name="P1"><text:tab/>Lecturer, IIT, NSTU</text:p>
      <text:p text:style-name="P1"/>
      <text:p text:style-name="P1"/>
      <text:p text:style-name="P1">Project Members</text:p>
      <text:p text:style-name="P2"><text:span text:style-name="T1"><text:tab/></text:span><text:span text:style-name="T3">Abrar Hossain Asif (ASH1825005M)</text:span></text:p>
      <text:p text:style-name="P2"><text:span text:style-name="T1"><text:tab/></text:span><text:span text:style-name="T3">Rahat Uddin Azad (ASH1825022M)</text:span></text:p>
      <text:p text:style-name="P2"><text:span text:style-name="T1"><text:tab/></text:span><text:span text:style-name="T3">Al Jaber Nishad (ASH1825029M)</text:span></text:p>
      <text:p text:style-name="P2"><text:span text:style-name="T1"><text:tab/></text:span><text:span text:style-name="T3">Kamruzzaman Shekh (ASH1825035M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2" svg:font-family="'Droid Sans Devanagari'" style:font-family-generic="swiss"/>
    <style:font-face style:name="Droid Sans Devanagari" svg:font-family="'Droid Sans Devanagari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1" svg:font-family="'Droid Sans Devanagari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Bitstream Vera Sans" style:font-family-asian="'Bitstream Vera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Bitstream Vera Sans" style:font-family-asian="'Bitstream Vera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24_7e_LT_7e_Gliederung_20_1" style:display-name="master-page24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31.5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24_7e_LT_7e_Gliederung_20_2" style:display-name="master-page24~LT~Gliederung 2" style:family="paragraph" style:parent-style-name="master-page24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4_7e_LT_7e_Gliederung_20_3" style:display-name="master-page24~LT~Gliederung 3" style:family="paragraph" style:parent-style-name="master-page24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4_7e_LT_7e_Gliederung_20_4" style:display-name="master-page24~LT~Gliederung 4" style:family="paragraph" style:parent-style-name="master-page24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4_7e_LT_7e_Gliederung_20_5" style:display-name="master-page24~LT~Gliederung 5" style:family="paragraph" style:parent-style-name="master-page24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4_7e_LT_7e_Gliederung_20_6" style:display-name="master-page24~LT~Gliederung 6" style:family="paragraph" style:parent-style-name="master-page24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4_7e_LT_7e_Gliederung_20_7" style:display-name="master-page24~LT~Gliederung 7" style:family="paragraph" style:parent-style-name="master-page24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4_7e_LT_7e_Gliederung_20_8" style:display-name="master-page24~LT~Gliederung 8" style:family="paragraph" style:parent-style-name="master-page24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4_7e_LT_7e_Gliederung_20_9" style:display-name="master-page24~LT~Gliederung 9" style:family="paragraph" style:parent-style-name="master-page24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4_7e_LT_7e_Titel" style:display-name="master-page24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24_7e_LT_7e_Untertitel" style:display-name="master-page24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24_7e_LT_7e_Notizen" style:display-name="master-page24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24_7e_LT_7e_Hintergrundobjekte" style:display-name="master-page2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24_7e_LT_7e_Hintergrund" style:display-name="master-page24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31.5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31.5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0:42:52.793048599</meta:creation-date>
    <dc:date>2019-12-03T10:48:14.030477496</dc:date>
    <meta:editing-duration>PT5M24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1" meta:paragraph-count="10" meta:word-count="32" meta:character-count="244" meta:non-whitespace-character-count="216"/>
  </office:meta>
</office:document-meta>
</file>